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4" style:family="paragraph" style:parent-style-name="Preformatted_20_Text">
      <style:paragraph-properties fo:padding="0cm" fo:border="none"/>
      <style:text-properties loext:padding="0cm" loext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nd-polygon-with-the-largest-perimeter/" text:style-name="Internet_20_link" text:visited-style-name="Visited_20_Internet_20_Link"><text:span text:style-name="T1">2971. Find Polygon With the Largest Perimeter</text:span></text:a></text:p>
      <text:p text:style-name="P5">Medium</text:p>
      <text:p text:style-name="P5"/>
      <text:p text:style-name="P6"><text:span text:style-name="T1">You are given an array of </text:span><text:span text:style-name="Strong_20_Emphasis"><text:span text:style-name="T1">positive</text:span></text:span><text:span text:style-name="T1"> integers </text:span><text:span text:style-name="Source_20_Text"><text:span text:style-name="T2">nums</text:span></text:span><text:span text:style-name="T1"> of length </text:span><text:span text:style-name="Source_20_Text"><text:span text:style-name="T2">n</text:span></text:span><text:span text:style-name="T1">.</text:span></text:p>
      <text:p text:style-name="P6"><text:span text:style-name="T1">A </text:span><text:span text:style-name="Strong_20_Emphasis"><text:span text:style-name="T1">polygon</text:span></text:span><text:span text:style-name="T1"> is a closed plane figure that has at least </text:span><text:span text:style-name="Source_20_Text"><text:span text:style-name="T2">3</text:span></text:span><text:span text:style-name="T1"> sides. The </text:span><text:span text:style-name="Strong_20_Emphasis"><text:span text:style-name="T1">longest side</text:span></text:span><text:span text:style-name="T1"> of a polygon is </text:span><text:span text:style-name="Strong_20_Emphasis"><text:span text:style-name="T1">smaller</text:span></text:span><text:span text:style-name="T1"> than the sum of its other sides.</text:span></text:p>
      <text:p text:style-name="P6"><text:span text:style-name="T1">Conversely, if you have </text:span><text:span text:style-name="Source_20_Text"><text:span text:style-name="T2">k</text:span></text:span><text:span text:style-name="T1"> (</text:span><text:span text:style-name="Source_20_Text"><text:span text:style-name="T2">k &gt;= 3</text:span></text:span><text:span text:style-name="T1">) </text:span><text:span text:style-name="Strong_20_Emphasis"><text:span text:style-name="T1">positive</text:span></text:span><text:span text:style-name="T1"> real numbers </text:span><text:span text:style-name="Source_20_Text"><text:span text:style-name="T2">a</text:span></text:span><text:span text:style-name="Source_20_Text"><text:span text:style-name="T1">1</text:span></text:span><text:span text:style-name="T1">, </text:span><text:span text:style-name="Source_20_Text"><text:span text:style-name="T2">a</text:span></text:span><text:span text:style-name="Source_20_Text"><text:span text:style-name="T1">2</text:span></text:span><text:span text:style-name="T1">, </text:span><text:span text:style-name="Source_20_Text"><text:span text:style-name="T2">a</text:span></text:span><text:span text:style-name="Source_20_Text"><text:span text:style-name="T1">3</text:span></text:span><text:span text:style-name="T1">, ..., </text:span><text:span text:style-name="Source_20_Text"><text:span text:style-name="T2">a</text:span></text:span><text:span text:style-name="Source_20_Text"><text:span text:style-name="T1">k</text:span></text:span><text:span text:style-name="T1"> where </text:span><text:span text:style-name="Source_20_Text"><text:span text:style-name="T2">a</text:span></text:span><text:span text:style-name="Source_20_Text"><text:span text:style-name="T1">1</text:span></text:span><text:span text:style-name="Source_20_Text"><text:span text:style-name="T2"> &lt;= a</text:span></text:span><text:span text:style-name="Source_20_Text"><text:span text:style-name="T1">2</text:span></text:span><text:span text:style-name="Source_20_Text"><text:span text:style-name="T2"> &lt;= a</text:span></text:span><text:span text:style-name="Source_20_Text"><text:span text:style-name="T1">3</text:span></text:span><text:span text:style-name="Source_20_Text"><text:span text:style-name="T2"> &lt;= ... &lt;= a</text:span></text:span><text:span text:style-name="Source_20_Text"><text:span text:style-name="T1">k</text:span></text:span><text:span text:style-name="T1"> </text:span><text:span text:style-name="Strong_20_Emphasis"><text:span text:style-name="T1">and</text:span></text:span><text:span text:style-name="T1"> </text:span><text:span text:style-name="Source_20_Text"><text:span text:style-name="T2">a</text:span></text:span><text:span text:style-name="Source_20_Text"><text:span text:style-name="T1">1</text:span></text:span><text:span text:style-name="Source_20_Text"><text:span text:style-name="T2"> + a</text:span></text:span><text:span text:style-name="Source_20_Text"><text:span text:style-name="T1">2</text:span></text:span><text:span text:style-name="Source_20_Text"><text:span text:style-name="T2"> + a</text:span></text:span><text:span text:style-name="Source_20_Text"><text:span text:style-name="T1">3</text:span></text:span><text:span text:style-name="Source_20_Text"><text:span text:style-name="T2"> + ... + a</text:span></text:span><text:span text:style-name="Source_20_Text"><text:span text:style-name="T1">k-1</text:span></text:span><text:span text:style-name="Source_20_Text"><text:span text:style-name="T2"> &gt; a</text:span></text:span><text:span text:style-name="Source_20_Text"><text:span text:style-name="T1">k</text:span></text:span><text:span text:style-name="T1">, then there </text:span><text:span text:style-name="Strong_20_Emphasis"><text:span text:style-name="T1">always</text:span></text:span><text:span text:style-name="T1"> exists a polygon with </text:span><text:span text:style-name="Source_20_Text"><text:span text:style-name="T2">k</text:span></text:span><text:span text:style-name="T1"> sides whose lengths are </text:span><text:span text:style-name="Source_20_Text"><text:span text:style-name="T2">a</text:span></text:span><text:span text:style-name="Source_20_Text"><text:span text:style-name="T1">1</text:span></text:span><text:span text:style-name="T1">, </text:span><text:span text:style-name="Source_20_Text"><text:span text:style-name="T2">a</text:span></text:span><text:span text:style-name="Source_20_Text"><text:span text:style-name="T1">2</text:span></text:span><text:span text:style-name="T1">, </text:span><text:span text:style-name="Source_20_Text"><text:span text:style-name="T2">a</text:span></text:span><text:span text:style-name="Source_20_Text"><text:span text:style-name="T1">3</text:span></text:span><text:span text:style-name="T1">, ..., </text:span><text:span text:style-name="Source_20_Text"><text:span text:style-name="T2">a</text:span></text:span><text:span text:style-name="Source_20_Text"><text:span text:style-name="T1">k</text:span></text:span><text:span text:style-name="T1">.</text:span></text:p>
      <text:p text:style-name="P6"><text:span text:style-name="T1">The </text:span><text:span text:style-name="Strong_20_Emphasis"><text:span text:style-name="T1">perimeter</text:span></text:span><text:span text:style-name="T1"> of a polygon is the sum of lengths of its sides.</text:span></text:p>
      <text:p text:style-name="P6"><text:span text:style-name="T1">Return </text:span><text:span text:style-name="Emphasis"><text:span text:style-name="T1">the </text:span></text:span><text:span text:style-name="Emphasis"><text:span text:style-name="Strong_20_Emphasis"><text:span text:style-name="T1">largest</text:span></text:span></text:span><text:span text:style-name="Emphasis"><text:span text:style-name="T1"> possible </text:span></text:span><text:span text:style-name="Emphasis"><text:span text:style-name="Strong_20_Emphasis"><text:span text:style-name="T1">perimeter</text:span></text:span></text:span><text:span text:style-name="Emphasis"><text:span text:style-name="T1"> of a </text:span></text:span><text:span text:style-name="Emphasis"><text:span text:style-name="Strong_20_Emphasis"><text:span text:style-name="T1">polygon</text:span></text:span></text:span><text:span text:style-name="Emphasis"><text:span text:style-name="T1"> whose sides can be formed from</text:span></text:span><text:span text:style-name="T1"> </text:span><text:span text:style-name="Source_20_Text"><text:span text:style-name="T2">nums</text:span></text:span><text:span text:style-name="T1">, </text:span><text:span text:style-name="Emphasis"><text:span text:style-name="T1">or</text:span></text:span><text:span text:style-name="T1"> </text:span><text:span text:style-name="Source_20_Text"><text:span text:style-name="T2">-1</text:span></text:span><text:span text:style-name="T1"> </text:span><text:span text:style-name="Emphasis"><text:span text:style-name="T1">if it is not possible to create a polygon</text:span></text:span><text:span text:style-name="T1">.</text:span></text:p>
      <text:p text:style-name="P7"> </text:p>
      <text:p text:style-name="P6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5,5,5]</text:span></text:p>
      <text:p text:style-name="P2"><text:span text:style-name="Strong_20_Emphasis"><text:span text:style-name="T1">Output:</text:span></text:span><text:span text:style-name="T1"> 15</text:span></text:p>
      <text:p text:style-name="P1"><text:span text:style-name="Strong_20_Emphasis"><text:span text:style-name="T1">Explanation:</text:span></text:span><text:span text:style-name="T1"> The only possible polygon that can be made from nums has 3 sides: 5, 5, and 5. The perimeter is 5 + 5 + 5 = 15.</text:span></text:p>
      <text:p text:style-name="P6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1,12,1,2,5,50,3]</text:span></text:p>
      <text:p text:style-name="P2"><text:span text:style-name="Strong_20_Emphasis"><text:span text:style-name="T1">Output:</text:span></text:span><text:span text:style-name="T1"> 12</text:span></text:p>
      <text:p text:style-name="P2"><text:span text:style-name="Strong_20_Emphasis"><text:span text:style-name="T1">Explanation:</text:span></text:span><text:span text:style-name="T1"> The polygon with the largest perimeter which can be made from nums has 5 sides: 1, 1, 2, 3, and 5. The perimeter is 1 + 1 + 2 + 3 + 5 = 12.</text:span></text:p>
      <text:p text:style-name="P4">We cannot have a polygon with either 12 or 50 as the longest side because it is not possible to include 2 or more smaller sides that have a greater sum than either of them.</text:p>
      <text:p text:style-name="P3">It can be shown that the largest possible perimeter is 12.</text:p>
      <text:p text:style-name="P6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ums = [5,5,50]</text:span></text:p>
      <text:p text:style-name="P2"><text:span text:style-name="Strong_20_Emphasis"><text:span text:style-name="T1">Output:</text:span></text:span><text:span text:style-name="T1"> -1</text:span></text:p>
      <text:p text:style-name="P1"><text:span text:style-name="Strong_20_Emphasis"><text:span text:style-name="T1">Explanation:</text:span></text:span><text:span text:style-name="T1"> There is no possible way to form a polygon from nums, as a polygon has at least 3 sides and 50 &gt; 5 + 5.</text:span></text:p>
      <text:p text:style-name="P7"> </text:p>
      <text:p text:style-name="P6"><text:span text:style-name="Strong_20_Emphasis"><text:span text:style-name="T1">Constraints:</text:span></text:span></text:p>
      <text:list xml:id="list924228661" text:style-name="L1">
        <text:list-item>
          <text:p text:style-name="P8"><text:span text:style-name="Source_20_Text"><text:span text:style-name="T2">3 &lt;= n &lt;= 10</text:span></text:span><text:span text:style-name="Source_20_Text"><text:span text:style-name="T1">5</text:span></text:span></text:p>
        </text:list-item>
        <text:list-item>
          <text:p text:style-name="P9"><text:span text:style-name="Source_20_Text"><text:span text:style-name="T2">1 &lt;= nums[i] &lt;= 10</text:span></text:span><text:span text:style-name="Source_20_Text"><text:span text:style-name="T1">9</text:span></text:span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5T16:20:16.253000000</dc:date>
    <meta:editing-duration>PT15S</meta:editing-duration>
    <meta:editing-cycles>1</meta:editing-cycles>
    <meta:document-statistic meta:table-count="0" meta:image-count="0" meta:object-count="0" meta:page-count="2" meta:paragraph-count="26" meta:word-count="315" meta:character-count="1482" meta:non-whitespace-character-count="1191"/>
    <meta:generator>LibreOffice/7.2.2.2$Windows_X86_64 LibreOffice_project/02b2acce88a210515b4a5bb2e46cbfb63fe97d56</meta:generator>
  </office:meta>
</office:document-meta>
</file>